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399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]))&gt;0)" style:apply-style-name="ConditionalStyle_5f_1" style:base-cell-address="'Hoja 1'.B1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0]))&gt;0)" style:apply-style-name="ConditionalStyle_5f_1" style:base-cell-address="'Hoja 1'.B40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map style:condition="is-true-formula(LEN(TRIM([.B40]))&gt;0)" style:apply-style-name="ConditionalStyle_5f_1" style:base-cell-address="'Hoja 1'.B40"/>
    </style:style>
    <style:style style:name="ce1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0]))&gt;0)" style:apply-style-name="ConditionalStyle_5f_1" style:base-cell-address="'Hoja 1'.B40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QT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url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 office:value-type="string" calcext:value-type="string">
            <text:p>1.</text:p>
          </table:table-cell>
          <table:table-cell table:style-name="ce3" office:value-type="string" calcext:value-type="string">
            <text:p>Z-108F- Enclouser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2.18" calcext:value-type="currency">
            <text:p>2.18 €</text:p>
          </table:table-cell>
          <table:table-cell table:style-name="ce17" table:number-matrix-columns-spanned="1" table:number-matrix-rows-spanned="37" table:formula="of:=[.C2:.C38] * [.D2:.D38]" office:value-type="currency" office:currency="EUR" office:value="2.18" calcext:value-type="currency">
            <text:p>2.18 €</text:p>
          </table:table-cell>
          <table:table-cell table:style-name="ce11" office:value-type="string" calcext:value-type="string">
            <text:p>TME</text:p>
          </table:table-cell>
          <table:table-cell table:style-name="ce20" office:value-type="string" calcext:value-type="string">
            <text:p>http://www.tme.eu/gb/details/cp-z-108f-abs/din-rail-mounting-enclosures/combiplast/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etails: Casing for DIN rail mounting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2.</text:p>
          </table:table-cell>
          <table:table-cell table:style-name="ce5" office:value-type="string" calcext:value-type="string">
            <text:p>Switching Power Supply Board Module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4.41" calcext:value-type="currency">
            <text:p>4.41 €</text:p>
          </table:table-cell>
          <table:table-cell table:style-name="ce17" office:value-type="currency" office:currency="EUR" office:value="4.41" calcext:value-type="currency">
            <text:p>4.41 €</text:p>
          </table:table-cell>
          <table:table-cell table:style-name="ce1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switching-power-supply-board-module-green-5v-1a-151582#.WBxhK7W1tnJ" xlink:type="simple">http://www.dx.com/p/switching-power-supply-board-module-green-5v-1a-151582#.WBxhK7W1tnJ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etails: Power Supply 5V 1A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3.</text:p>
          </table:table-cell>
          <table:table-cell table:style-name="ce5" office:value-type="string" calcext:value-type="string">
            <text:p>PCB-1 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3.24" calcext:value-type="currency">
            <text:p>3.24 €</text:p>
          </table:table-cell>
          <table:table-cell table:style-name="ce17" office:value-type="currency" office:currency="EUR" office:value="3.24" calcext:value-type="currency">
            <text:p>3.24 €</text:p>
          </table:table-cell>
          <table:table-cell table:style-name="ce11" office:value-type="string" calcext:value-type="string">
            <text:p>OSH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tails: Current Measurement Circuit Board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4.</text:p>
          </table:table-cell>
          <table:table-cell table:style-name="ce5" office:value-type="string" calcext:value-type="string">
            <text:p>PCB-2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6.6" calcext:value-type="currency">
            <text:p>6.60 €</text:p>
          </table:table-cell>
          <table:table-cell table:style-name="ce17" office:value-type="currency" office:currency="EUR" office:value="6.6" calcext:value-type="currency">
            <text:p>6.60 €</text:p>
          </table:table-cell>
          <table:table-cell table:style-name="ce11" office:value-type="string" calcext:value-type="string">
            <text:p>OSH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tails: Arduino-XBee module Board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5.</text:p>
          </table:table-cell>
          <table:table-cell table:style-name="ce5" office:value-type="string" calcext:value-type="string">
            <text:p>PCB-3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2.8" calcext:value-type="currency">
            <text:p>2.80 €</text:p>
          </table:table-cell>
          <table:table-cell table:style-name="ce17" office:value-type="currency" office:currency="EUR" office:value="2.8" calcext:value-type="currency">
            <text:p>2.80 €</text:p>
          </table:table-cell>
          <table:table-cell table:style-name="ce11" office:value-type="string" calcext:value-type="string">
            <text:p>OSH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etails: Power connector Board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6.</text:p>
          </table:table-cell>
          <table:table-cell table:style-name="ce1" office:value-type="string" calcext:value-type="string">
            <text:p>Pro Micro Arduino compatibility 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currency" office:currency="EUR" office:value="3.7" calcext:value-type="currency">
            <text:p>3.70 €</text:p>
          </table:table-cell>
          <table:table-cell table:style-name="ce16" office:value-type="currency" office:currency="EUR" office:value="3.7" calcext:value-type="currency">
            <text:p>3.70 €</text:p>
          </table:table-cell>
          <table:table-cell table:style-name="ce20" office:value-type="string" calcext:value-type="string">
            <text:p>ebay</text:p>
          </table:table-cell>
          <table:table-cell table:style-name="ce22" office:value-type="string" calcext:value-type="string">
            <text:p><text:a xlink:href="http://www.ebay.com/itm/New-Pro-Micro-ATmega32U4-5V-16MHz-Replace-ATmega328-Arduino-Pro-Mini-/140972980117?hash=item20d2a4f795:g:ch4AAOSwRgJXiEQu" xlink:type="simple">http://www.ebay.com/itm/New-Pro-Micro-ATmega32U4-5V-16MHz-Replace-ATmega328-Arduino-Pro-Mini-/140972980117?hash=item20d2a4f795:g:ch4AAOSwRgJXiEQu</text:a>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Details: 5V/16MHz with ATmega32U4 on board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7.</text:p>
          </table:table-cell>
          <table:table-cell table:style-name="ce5" office:value-type="string" calcext:value-type="string">
            <text:p>XBee Pro S1, Maker seedstudio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31.63" calcext:value-type="currency">
            <text:p>31.63 €</text:p>
          </table:table-cell>
          <table:table-cell table:style-name="ce17" office:value-type="currency" office:currency="EUR" office:value="31.63" calcext:value-type="currency">
            <text:p>31.63 €</text:p>
          </table:table-cell>
          <table:table-cell table:style-name="ce11" office:value-type="string" calcext:value-type="string">
            <text:p>ebay</text:p>
          </table:table-cell>
          <table:table-cell table:style-name="ce21" office:value-type="string" calcext:value-type="string">
            <text:p><text:a xlink:href="http://www.ebay.com/itm/XBee-Pro-PCB-Antenna-S1-DigiMesh-2-4-Open-Source-Hardware-Maker-Seeedstudio-/302064221007?hash=item46546e3b4f:g:mB8AAOSwOdpXz475" xlink:type="simple">http://www.ebay.com/itm/XBee-Pro-PCB-Antenna-S1-DigiMesh-2-4-Open-Source-Hardware-Maker-Seeedstudio-/302064221007?hash=item46546e3b4f:g:mB8AAOSwOdpXz475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tails: 60mW Wire Radio Antenna - Series 1 (802.15.4)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8.</text:p>
          </table:table-cell>
          <table:table-cell table:style-name="ce1" office:value-type="string" calcext:value-type="string">
            <text:p>Xbee explorer regulated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currency" office:currency="EUR" office:value="7.79" calcext:value-type="currency">
            <text:p>7.79 €</text:p>
          </table:table-cell>
          <table:table-cell table:style-name="ce18" office:value-type="currency" office:currency="EUR" office:value="7.79" calcext:value-type="currency">
            <text:p>7.79 €</text:p>
          </table:table-cell>
          <table:table-cell table:style-name="ce20" office:value-type="string" calcext:value-type="string">
            <text:p>Ebay</text:p>
          </table:table-cell>
          <table:table-cell table:style-name="ce22" office:value-type="string" calcext:value-type="string">
            <text:p><text:a xlink:href="http://www.ebay.com/itm/XBee-Explorer-Shield-Module-Regulated-Adapter-Board-Base-Shield-for-Xbee-Zigbee-/252553320949?hash=item3acd59d9f5:g:coAAAOSwwE5WaTqH" xlink:type="simple">http://www.ebay.com/itm/XBee-Explorer-Shield-Module-Regulated-Adapter-Board-Base-Shield-for-Xbee-Zigbee-/252553320949?hash=item3acd59d9f5:g:coAAAOSwwE5WaTqH</text:a>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etails: Connector shield for Xbee module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9.</text:p>
          </table:table-cell>
          <table:table-cell table:style-name="ce5" office:value-type="string" calcext:value-type="string">
            <text:p>SCT-013-030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currency" office:currency="EUR" office:value="6.95" calcext:value-type="currency">
            <text:p>6.95 €</text:p>
          </table:table-cell>
          <table:table-cell table:style-name="ce17" office:value-type="currency" office:currency="EUR" office:value="20.85" calcext:value-type="currency">
            <text:p>20.85 €</text:p>
          </table:table-cell>
          <table:table-cell table:style-name="ce1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sct013-0-100a-non-invasive-ac-current-sensor-split-core-current-transformer-blue-359292#.WCHGHrW1tnI" xlink:type="simple">http://www.dx.com/p/sct013-0-100a-non-invasive-ac-current-sensor-split-core-current-transformer-blue-359292#.WCHGHrW1tnI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etails: Non-Invasive AC Current Sensor (30A MAX) 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10.</text:p>
          </table:table-cell>
          <table:table-cell table:style-name="ce5" office:value-type="string" calcext:value-type="string">
            <text:p>Capacitor 10uF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currency" office:currency="EUR" office:value="0.0131" calcext:value-type="currency">
            <text:p>0.01 €</text:p>
          </table:table-cell>
          <table:table-cell table:style-name="ce17" office:value-type="currency" office:currency="EUR" office:value="0.0393" calcext:value-type="currency">
            <text:p>0.04 €</text:p>
          </table:table-cell>
          <table:table-cell table:style-name="ce11" office:value-type="string" calcext:value-type="string">
            <text:p>TME</text:p>
          </table:table-cell>
          <table:table-cell table:style-name="ce21" office:value-type="string" calcext:value-type="string">
            <text:p><text:a xlink:href="http://www.tme.eu/en/details/cc0805kkx5r5106/0805-mlcc-smd-capacitors/yageo/cc0805kkx5r5bb106/#" xlink:type="simple">http://www.tme.eu/en/details/cc0805kkx5r5106/0805-mlcc-smd-capacitors/yageo/cc0805kkx5r5bb106/#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tails: SMD;0805 10uF; 6.3V; X5R; ±10%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1"/>
          <table:table-cell table:style-name="ce20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11.</text:p>
          </table:table-cell>
          <table:table-cell table:style-name="ce5" office:value-type="string" calcext:value-type="string">
            <text:p>Resistor-1KΩ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currency" office:currency="EUR" office:value="0.00705" calcext:value-type="currency">
            <text:p>0.01 €</text:p>
          </table:table-cell>
          <table:table-cell table:style-name="ce17" office:value-type="currency" office:currency="EUR" office:value="0.0564" calcext:value-type="currency">
            <text:p>0.06 €</text:p>
          </table:table-cell>
          <table:table-cell table:style-name="ce11" office:value-type="string" calcext:value-type="string">
            <text:p>TME</text:p>
          </table:table-cell>
          <table:table-cell table:style-name="ce21" office:value-type="string" calcext:value-type="string">
            <text:p><text:a xlink:href="http://www.tme.eu/en/details/smd0805-1k-1%25/0805-smd-resistors/royal-ohm/0805s8f1001t5e/#" xlink:type="simple">http://www.tme.eu/en/details/smd0805-1k-1%25/0805-smd-resistors/royal-ohm/0805s8f1001t5e/#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tails:SMD;0805; 1kΩ; 0.125W; ±1%; -55÷125°C 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12.</text:p>
          </table:table-cell>
          <table:table-cell table:style-name="ce5" office:value-type="string" calcext:value-type="string">
            <text:p>Resistor-10KΩ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currency" office:currency="EUR" office:value="0.01" calcext:value-type="currency">
            <text:p>0.01 €</text:p>
          </table:table-cell>
          <table:table-cell table:style-name="ce17" office:value-type="currency" office:currency="EUR" office:value="0.02" calcext:value-type="currency">
            <text:p>0.02 €</text:p>
          </table:table-cell>
          <table:table-cell table:style-name="ce11" office:value-type="string" calcext:value-type="string">
            <text:p>TME</text:p>
          </table:table-cell>
          <table:table-cell table:style-name="ce21" office:value-type="string" calcext:value-type="string">
            <text:p><text:a xlink:href="http://www.tme.eu/en/details/smd0805-10k-hp25/0805-smd-precision-resistors/royal-ohm/tc0525b0103t5/" xlink:type="simple">http://www.tme.eu/en/details/smd0805-10k-hp25/0805-smd-precision-resistors/royal-ohm/tc0525b0103t5/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Details:SMD; 0805; 10kΩ; 0.1W; ±0.1%; 25ppm/°C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1"/>
          <table:table-cell table:number-columns-repeated="1018"/>
        </table:table-row>
        <table:table-row table:style-name="ro1">
          <table:table-cell table:style-name="ce1" office:value-type="string" calcext:value-type="string">
            <text:p>13.</text:p>
          </table:table-cell>
          <table:table-cell table:style-name="ce1" office:value-type="string" calcext:value-type="string">
            <text:p>Screw for plastic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currency" office:currency="EUR" office:value="0.014" calcext:value-type="currency">
            <text:p>0.01 €</text:p>
          </table:table-cell>
          <table:table-cell table:style-name="ce17" office:value-type="currency" office:currency="EUR" office:value="0.056" calcext:value-type="currency">
            <text:p>0.06 €</text:p>
          </table:table-cell>
          <table:table-cell table:style-name="ce1" office:value-type="string" calcext:value-type="string">
            <text:p>TME</text:p>
          </table:table-cell>
          <table:table-cell table:style-name="ce21" office:value-type="string" calcext:value-type="string">
            <text:p><text:a xlink:href="http://www.tme.eu/en/details/b2.5x8_bn82428/screws/bossard/m25x8bn82428/#" xlink:type="simple">http://www.tme.eu/en/details/b2.5x8_bn82428/screws/bossard/m25x8bn82428/#</text:a></text:p>
          </table:table-cell>
          <table:table-cell table:style-name="ce20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Details: Using to place the PCB-1 and PCB-2 on their position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4.</text:p>
          </table:table-cell>
          <table:table-cell table:style-name="ce5" office:value-type="string" calcext:value-type="string">
            <text:p>Terminal Block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0.14" calcext:value-type="currency">
            <text:p>0.14 €</text:p>
          </table:table-cell>
          <table:table-cell table:style-name="ce17" office:value-type="currency" office:currency="EUR" office:value="0.14" calcext:value-type="currency">
            <text:p>0.14 €</text:p>
          </table:table-cell>
          <table:table-cell table:style-name="ce1" office:value-type="string" calcext:value-type="string">
            <text:p>TME</text:p>
          </table:table-cell>
          <table:table-cell table:style-name="ce21" office:value-type="string" calcext:value-type="string">
            <text:p><text:a xlink:href="http://www.tme.eu/en/details/tb-5.0-p-2p_gy/terminal-blocks-pcb-mount/ninigi/#" xlink:type="simple">http://www.tme.eu/en/details/tb-5.0-p-2p_gy/terminal-blocks-pcb-mount/ninigi/#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Details: 5mm; angled 90°; 1.5mm2; ways:2; tinned; 16A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15.</text:p>
          </table:table-cell>
          <table:table-cell table:style-name="ce5" office:value-type="string" calcext:value-type="string">
            <text:p>Pinhead male 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0.23" calcext:value-type="currency">
            <text:p>0.23 €</text:p>
          </table:table-cell>
          <table:table-cell table:style-name="ce17" office:value-type="currency" office:currency="EUR" office:value="0.23" calcext:value-type="currency">
            <text:p>0.23 €</text:p>
          </table:table-cell>
          <table:table-cell table:style-name="ce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2-54mm-1x40-pin-breakaway-straight-male-header-10-piece-pack-144191#.WBxx6rW1tnK" xlink:type="simple">http://www.dx.com/p/2-54mm-1x40-pin-breakaway-straight-male-header-10-piece-pack-144191#.WBxx6rW1tnK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0" office:value-type="string" calcext:value-type="string" table:number-columns-spanned="4" table:number-rows-spanned="1">
            <text:p>Details:2.54mm 1x40 Pin Breakaway Straight Male Header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16.</text:p>
          </table:table-cell>
          <table:table-cell table:style-name="ce5" office:value-type="string" calcext:value-type="string">
            <text:p>Pinhead female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0.21" calcext:value-type="currency">
            <text:p>0.21 €</text:p>
          </table:table-cell>
          <table:table-cell table:style-name="ce17" office:value-type="currency" office:currency="EUR" office:value="0.21" calcext:value-type="currency">
            <text:p>0.21 €</text:p>
          </table:table-cell>
          <table:table-cell table:style-name="ce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jtron-2-54mm-40-pin-single-row-seat-single-row-female-header-black-10-pcs-278953#.WBxyj7W1tnK" xlink:type="simple">http://www.dx.com/p/jtron-2-54mm-40-pin-single-row-seat-single-row-female-header-black-10-pcs-278953#.WBxyj7W1tnK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0" office:value-type="string" calcext:value-type="string" table:number-columns-spanned="4" table:number-rows-spanned="1">
            <text:p>Details: 2.54mm 40-Pin Single Row Seat / Single-row Female Header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17.</text:p>
          </table:table-cell>
          <table:table-cell table:style-name="ce11" office:value-type="string" calcext:value-type="string">
            <text:p>Pluggable terminal block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0.5" calcext:value-type="currency">
            <text:p>0.50 €</text:p>
          </table:table-cell>
          <table:table-cell table:style-name="ce17" office:value-type="currency" office:currency="EUR" office:value="0.5" calcext:value-type="currency">
            <text:p>0.50 €</text:p>
          </table:table-cell>
          <table:table-cell table:style-name="ce11" office:value-type="string" calcext:value-type="string">
            <text:p>Papadopoulos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etails:Terminal Block 240VAC/10A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18.</text:p>
          </table:table-cell>
          <table:table-cell table:style-name="ce5" office:value-type="string" calcext:value-type="string">
            <text:p>Sensor Connector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currency" office:currency="EUR" office:value="0.11" calcext:value-type="currency">
            <text:p>0.11 €</text:p>
          </table:table-cell>
          <table:table-cell table:style-name="ce17" office:value-type="currency" office:currency="EUR" office:value="0.33" calcext:value-type="currency">
            <text:p>0.33 €</text:p>
          </table:table-cell>
          <table:table-cell table:style-name="ce11" office:value-type="string" calcext:value-type="string">
            <text:p>DX</text:p>
          </table:table-cell>
          <table:table-cell table:style-name="ce21" office:value-type="string" calcext:value-type="string">
            <text:p><text:a xlink:href="http://www.dx.com/p/diy-3-5mm-audio-jack-20-piece-pack-122555#.WBxzibW1tnK" xlink:type="simple">http://www.dx.com/p/diy-3-5mm-audio-jack-20-piece-pack-122555#.WBxzibW1tnK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etails: Audio Jack 3.5mm</text:p>
          </table:table-cell>
          <table:covered-table-cell table:number-columns-repeated="2"/>
          <table:covered-table-cell office:value-type="float" office:value="0" calcext:value-type="float">
            <text:p>0</text:p>
          </table:covered-table-cell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19.</text:p>
          </table:table-cell>
          <table:table-cell table:style-name="ce1" office:value-type="string" calcext:value-type="string">
            <text:p>Jumper Wire 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currency" office:currency="EUR" office:value="0.9" calcext:value-type="currency">
            <text:p>0.90 €</text:p>
          </table:table-cell>
          <table:table-cell table:style-name="ce17" office:value-type="currency" office:currency="EUR" office:value="0.9" calcext:value-type="currency">
            <text:p>0.90 €</text:p>
          </table:table-cell>
          <table:table-cell table:style-name="ce1" office:value-type="string" calcext:value-type="string">
            <text:p>SPF</text:p>
          </table:table-cell>
          <table:table-cell table:style-name="ce21" office:value-type="string" calcext:value-type="string">
            <text:p><text:a xlink:href="https://www.sparkfun.com/products/10365" xlink:type="simple">https://www.sparkfun.com/products/10365</text:a></text:p>
          </table:table-cell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Details: 2.54mm, 5-pin, 10.16cm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TOTAL COST (in TAX) per device</text:p>
          </table:table-cell>
          <table:covered-table-cell table:number-columns-repeated="2" table:style-name="ce14"/>
          <table:table-cell table:style-name="ce19" table:formula="of:=SUM([.E2:.E38])" office:value-type="currency" office:currency="EUR" office:value="85.6817" calcext:value-type="currency">
            <text:p>85.68 €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oja 1'.B1:'Hoja 1'.G1">
            <calcext:condition calcext:apply-style-name="ConditionalStyle_1" calcext:value="formula-is(LEN(TRIM([.B1]))&gt;0)" calcext:base-cell-address="'Hoja 1'.B1"/>
          </calcext:conditional-format>
          <calcext:conditional-format calcext:target-range-address="'Hoja 1'.B40:'Hoja 1'.E40">
            <calcext:condition calcext:apply-style-name="ConditionalStyle_1" calcext:value="formula-is(LEN(TRIM([.B40]))&gt;0)" calcext:base-cell-address="'Hoja 1'.B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6:06:00.574177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1" meta:cell-count="174" meta:object-count="0"/>
  </office:meta>
</office:document-meta>
</file>